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office:automatic-styles>
  <office:body>
    <office:text text:use-soft-page-breaks="true">
      <text:p text:style-name="P1">Saé <text:s/>se présenter sur internet</text:p>
      <text:p text:style-name="Normal"/>
      <text:p text:style-name="P2"><text:s/>II-Thèmes choisie à aborder :<text:s/></text:p>
      <text:p text:style-name="P3">Les réseaux sociaux<text:s/></text:p>
      <text:p text:style-name="P4">Ma e identité sur les réseaux sociaux comment je la gères, la protéger…</text:p>
      <text:p text:style-name="P5">Je suis une personne qui passe beaucoup <text:s/>de temps sur les réseaux sociaux. Et qui dit réseaux sociaux dit compte et donc information sur moi. Déjà quand on cherche mon nom ainsi que mon prénom on ne tombe sur des informations me<text:s/>concernant. Cela veut dire que mon identité est un minimum protégé du public. Comment je fais ? <text:s/>Déjà tous mon réseaux sociaux on une adresse mail <text:s/>différentes de mon adresse professionnelle , ensuite mes noms de profils ne contiennent pas d’information direct sur moi , cela peut être par des abréviation ou des caractères spéciaux au<text:s/>milieu. Ensuite tout mes comptes sont en<text:s/>privée<text:s/>les<text:s/>accès<text:s/>à<text:s/>mes<text:s/>informations<text:s/>poster sur le compte sont donc restreinte au personnes que je souhaite<text:s/>autorisé. J’évite<text:s/>aussi de mettre mon visage en photo de profil pour qu’on ne puisse pas me reconnaitre , je ne met pas d’information personnel dans la biographie ou<text:s/>bannière<text:s/>d’accueil<text:s/>visible<text:s/>par tout le monde.<text:s/>Je fais attention au photo ou publication sur lesquelles je peux être taguer. En faisant tous cela je protégé de maniéré relativement efficace mon images ainsi que mes données personnels</text:p>
      <text:p text:style-name="P6">Pourquoi les réseaux sociaux et lesquels ?</text:p>
      <text:p text:style-name="P7">Il existe plusieurs types de réseaux sociaux , ceux pour communiquer comme discord ,WhatsApp Messenger…et les autres réseaux sociaux ou ce qui est posté est public ce qui peut nuire à notre identité plus facilement . Mon réseau social préféré restant Instagram , il permet de garder un anonymat de manière plus simple que d'autres réseaux est à mon gout il <text:s/>y est plus simple de contrôler son image . Au contraire je pense que twitter est le réseau social le plus dangereux pour soi et pour les autres .Les propos tenus sur ces réseaux deviennent facilement viraux et mène parfois à des propos extrêmes envers une personne ou une communauté malgré quelque <text:s/>mouvement comme<text:s/><text:span text:style-name="cordial">blacklivematter</text:span><text:s/>à<text:s/>mon gout twitté peut bien facilement détruire une vie pour un simple twitte postée il a plusieurs années.<text:s/>Ils permettent donc de communiqué et exprimer un avis en toute liberté , mais ils faut être consciencieux dans le choix des réseaux que l’on souhaite utilisé et cela en fonction de nos besoins.</text:p>
      <text:p text:style-name="P8">Mon rapport aux réseaux<text:s/>sociaux.</text:p>
      <text:p text:style-name="P9">En prenant en compte la dangerosité des réseaux j’utilise les miens avec attentions. Instagram étant celui ou je passe l plus de temps pour une raison. Tout comme TikTok ou bien d’autres Instagram me permet d’avoir un flux de publication vidéo ,photo constent et infinie. Cela permet de pallier l'ennuie mais aussi de ne pas réfléchir lorsque l’on ne veut pas penser. En effet les publications étant personnalisé avec un algorithme les publications que je regarde sont en général a mon gout et me permet de penser<text:s/><text:span text:style-name="cordial">a</text:span><text:s/>autre chose si je le souhaite. Je passe aussi du temps sur les réseaux pour communiquer avec mes amies, ils me permettent de rester en contact avec des personnes que je ne vois pas souvent.</text:p>
      <text:p text:style-name="P10"/>
      <text:p text:style-name="P11">Les réseaux mais ATTENTION</text:p>
      <text:p text:style-name="P12">Même si j’essaie d’utiliser mes réseaux avec conscience je sais que ce n’est pas lac de tout le monde et c’est pour cela qu’ils sont dangereux et d’être être beaucoup plus surveillé surtout pour la communauté des -16 ans. J’ai personnellement commencé à utiliser les réseaux sociaux en fin de<text:s/><text:soft-page-break/>collège et je pense que mon utilisation a l’époque aurait pu être dangereuse . Ils sont à la source de nouveau problème comme le cyberharcèlement est bien d’autres. J’utilise donc mes réseaux avec un âge approprié et une sensibilisation au préalable pour limiter les dégâts qu’ils peuvent causer.</text:p>
      <text:p text:style-name="P13"/>
      <text:p text:style-name="P14"/>
      <text:p text:style-name="P15">I-Partie sur moi-même<text:s/></text:p>
      <text:p text:style-name="P16"/>
      <text:p text:style-name="P17">Raison de ma venue mes objectifs ? :</text:p>
      <text:p text:style-name="P18"><text:s/>La raison de ma venu est un choix très réfléchis, n’ayant fait que très peu de sciences durant mon lycée. Ainsi que peu de connaissance dans le domaines, je voulais venir sans grand espoir d’être prise dans la formation. De plus le manque de connaissance inclut une chargez de travail personnel plus importante que pour d’autre personne possédant déjà des bases, le milieu majoritairement masculin a aussi été un de mes points de réflexion. Ma décision à été prises en prenant en compte le fait que ce les métier de réseaux télécommunication se trouve être essentiel de nos jours et dispose de nombreuse possibilité de carrière.</text:p>
      <text:p text:style-name="P19">Réflexion sur mon parcours :</text:p>
      <text:p text:style-name="P20">Cette formation cultive mon intérêt pour la télécommunication et le réseaux que je découvre au fil de mon parcours, j’y apprend beaucoup de nouvelle chose plus ou moins proche de mes attentes avant de venir ici. Mon choix pour le parcours de l’an prochain n’est pas encore décidé, je pense avoir un manque de connaissances de clarté sur l’entièreté de la formation de cette année et l’an prochain pour faire un choix assuré et définitif. Je souhaiterai néanmoins avoir la possibilité de faire une alternance l’an prochain si j’en ai la possibilité je pense que cela me permettrai de concrétisé mes connaissance ainsi que mes projet d’avenir future. Je ne pense pas continuer sur une école d’ingénieur , ni autre formation poussant mon BUT, je pense entré sur le marché du travail et évolué dans une entreprise.</text:p>
      <text:p text:style-name="P21">Mes centres d’intérêts :</text:p>
      <text:p text:style-name="P22">La musique : Un de mes hobby est la musique, j’ai commencé par la guitare et en est joué pendant 2ans et demi cela m’a permis de commencé la musique et ses bases. J’ai commencé en parallèle le piano, j’ai commencé à<text:s/>l’apprendre en autodidacte en jouant des morceaux que je choisissais étant principalement des musique de pop, ou des bande original de film , ou de l’improvisation. Après plusieurs année apprendre seule et l’arrêt de la guitare j’ai donc intégrée une école<text:s/>de musique. J’y suis restée un an et demi, j’ai pu découvrir beaucoup de nouvelle chose que je ne pouvais pas découvrir seule , j’ai du malheursement quitté car les demande de travail ne coïncidé plus avec mon travail scolaire. Je continue néanmoins d’en<text:s/>jouer pour mon plaisir et celui de mes proches lors de mon temps libres.</text:p>
      <text:p text:style-name="P23"/>
      <text:p text:style-name="P24">Le sport :Un autre de mes centres d’intérêt est le sport. J’ai pu commencer à pratiquer le sport lors de ma jeunesse. J’ai en effet fait de l’équitation pendant 8ans , j’ai ensuite arrêté pour pratiquer de l’athlétisme qui fut une vraie passion pour moi. Cela a représenté une partie majeure de ma construction de moi-même ,ça m’a permis de prendre confiance en moi et a me faire confiance. J’ai pu expérimenter ainsi la compétition, ce qui a été pour moi la partie la plus « amusante » du sport , en effet la compétions permet de voir ses compétences s’améliorer avec des résultats visibles ainsi qu’un sentiment de satisfaction face au travail mené. L’arrêt de cette passion a été assez brut, qui a été causé<text:s/><text:soft-page-break/>par une blessure qui m’a forcé à finir ma saison de compétition puis qui a mené<text:s/><text:span text:style-name="cordial">a</text:span><text:s/>mon retrait de ce sport</text:p>
      <text:p text:style-name="P25">Les jeux vidéo :<text:s/>Bien que <text:s/>le fait de jouer ait souvent classé masculin, cela fait partie d’activité auquel je prends plaisir à passer du temps. J’ai commencé à jouer jeune avec la DS , sur laquelle j’ai beaucoup joué et principalement à des jeux comme Pokémon. J’ai ensuite eu mon premier ordinateur sur lequel j’ai pu jouer à des jeux en ligne qui a cette époque m’amusait beaucoup. J’ai ensuite arrêté de joué sur console ou ordinateur pour me concentrer sur les études car ma passion pour les jeux devenait envahissante. <text:s/>Néanmoins j’ai récemment fait l’acquisition d’une console pour mon plus grand plaisir, j’aime particulièrement les jeux d’aventure solo préférant jouer seuls avec histoire plutôt qu’avec plusieurs joueurs. Je ne joue pas néanmoins tous les jours , et cela en partit car malgré mon intérêt pour les jeux cela n’est pas mon domaine de prédilection, et aussi pour pouvoir travailler.</text:p>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cordial" style:display-name="cordial"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rah Grenot</meta:initial-creator>
    <dc:creator>Sarah Grenot</dc:creator>
    <meta:creation-date>2021-11-09T21:22:00Z</meta:creation-date>
    <dc:date>2022-01-07T16:16:00Z</dc:date>
    <meta:template xlink:href="Normal" xlink:type="simple"/>
    <meta:editing-cycles>8</meta:editing-cycles>
    <meta:editing-duration>PT0S</meta:editing-duration>
    <meta:document-statistic meta:page-count="3" meta:paragraph-count="15" meta:word-count="1191" meta:character-count="7730" meta:row-count="54" meta:non-whitespace-character-count="6554"/>
  </office:meta>
</office:document-meta>
</file>